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62.7pt"/>
    </style:style>
    <style:style style:name="co6" style:family="table-column">
      <style:table-column-properties fo:break-before="auto" style:column-width="49.21pt"/>
    </style:style>
    <style:style style:name="co7" style:family="table-column">
      <style:table-column-properties fo:break-before="auto" style:column-width="307.16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14.91pt" fo:break-before="auto" style:use-optimal-row-height="false"/>
    </style:style>
    <style:style style:name="ta1" style:family="table" style:master-page-name="PageStyle_5f_Summasivu">
      <style:table-properties table:display="true" style:writing-mode="lr-tb"/>
    </style:style>
    <style:style style:name="ta2" style:family="table" style:master-page-name="PageStyle_5f_Zitting_5f_Tunnit">
      <style:table-properties table:display="true" style:writing-mode="lr-tb"/>
    </style:style>
    <style:style style:name="ta3" style:family="table" style:master-page-name="PageStyle_5f_Wermundsen_5f_Tunnit">
      <style:table-properties table:display="true" style:writing-mode="lr-tb"/>
    </style:style>
    <style:style style:name="ta4" style:family="table" style:master-page-name="PageStyle_5f_Vanonen_5f_Tunnit">
      <style:table-properties table:display="true" style:writing-mode="lr-tb"/>
    </style:style>
    <style:style style:name="ce1" style:family="table-cell" style:parent-style-name="Default" style:data-style-name="N13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3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133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17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31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 style:data-style-name="N13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32" style:family="table-cell" style:parent-style-name="Default" style:data-style-name="N128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131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siv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office:value-type="string" calcext:value-type="string">
            <text:p>Raspberry Pi IoT sääasema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office:value-type="string" calcext:value-type="string">
            <text:p>15.01.2019 – 15.05.2019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office:value-type="string" calcext:value-type="string">
            <text:p>-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13" table:formula="of:=[.C10]" office:value-type="time" office:time-value="PT00H00M00S" calcext:value-type="time">
            <text:p>0:00:00</text:p>
          </table:table-cell>
          <table:table-cell table:style-name="ce18"/>
          <table:table-cell table:style-name="ce22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2"/>
          <table:table-cell table:style-name="ce8" table:number-columns-repeated="3"/>
          <table:table-cell table:style-name="ce4"/>
          <table:table-cell table:style-name="ce23"/>
          <table:table-cell table:style-name="ce24"/>
          <table:table-cell table:number-columns-repeated="1017"/>
        </table:table-row>
        <table:table-row table:style-name="ro2">
          <table:table-cell table:style-name="ce3" office:value-type="string" calcext:value-type="string">
            <text:p>Sprint</text:p>
          </table:table-cell>
          <table:table-cell table:style-name="ce9" office:value-type="string" calcext:value-type="string">
            <text:p>hlo</text:p>
          </table:table-cell>
          <table:table-cell table:style-name="ce14" office:value-type="string" calcext:value-type="string">
            <text:p>Yht</text:p>
          </table:table-cell>
          <table:table-cell table:style-name="ce19" office:value-type="string" calcext:value-type="string">
            <text:p>Määrittely</text:p>
          </table:table-cell>
          <table:table-cell table:style-name="ce3" office:value-type="string" calcext:value-type="string">
            <text:p>Suunnittelu</text:p>
          </table:table-cell>
          <table:table-cell table:style-name="ce3" office:value-type="string" calcext:value-type="string">
            <text:p>Rakennus</text:p>
          </table:table-cell>
          <table:table-cell table:style-name="ce3" office:value-type="string" calcext:value-type="string">
            <text:p>Testaus</text:p>
          </table:table-cell>
          <table:table-cell table:style-name="ce25"/>
          <table:table-cell table:style-name="ce27" table:number-columns-repeated="3"/>
          <table:table-cell table:style-name="ce9"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/>Miika Zitting</text:p>
          </table:table-cell>
          <table:table-cell table:style-name="ce15" table:formula="of:=[$Zitting_Tunnit.$C$5]" office:value-type="time" office:time-value="PT00H00M00S" calcext:value-type="time">
            <text:p>0:00:00</text:p>
          </table:table-cell>
          <table:table-cell table:style-name="ce20" table:formula="of:=SUMIF([$Zitting_Tunnit.$F$8:.$F$69];&quot;M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S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R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T&quot;;[$Zitting_Tunnit.$D$8:.$D$69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<text:s/>Jarno Wermundsen</text:p>
          </table:table-cell>
          <table:table-cell table:style-name="ce15" table:formula="of:=[$Wermundsen_Tunnit.$C$5]" office:value-type="time" office:time-value="PT00H00M00S" calcext:value-type="time">
            <text:p>0:00:00</text:p>
          </table:table-cell>
          <table:table-cell table:style-name="ce20" table:formula="of:=SUMIF([$Wermundsen_Tunnit.$F$8:.$F$67];&quot;M&quot;;[$Wermundsen_Tunnit.$D$8:.$D$67])" office:value-type="time" office:time-value="PT00H00M00S" calcext:value-type="time">
            <text:p>0:00</text:p>
          </table:table-cell>
          <table:table-cell table:style-name="ce8" table:formula="of:=SUMIF([$Wermundsen_Tunnit.$F$8:.$F$67];&quot;S&quot;;[$Wermundsen_Tunnit.$D$8:.$D$67])" office:value-type="time" office:time-value="PT00H00M00S" calcext:value-type="time">
            <text:p>0:00</text:p>
          </table:table-cell>
          <table:table-cell table:style-name="ce8" table:formula="of:=SUMIF([$Wermundsen_Tunnit.$F$8:.$F$67];&quot;R&quot;;[$Wermundsen_Tunnit.$D$8:.$D$67])" office:value-type="time" office:time-value="PT00H00M00S" calcext:value-type="time">
            <text:p>0:00</text:p>
          </table:table-cell>
          <table:table-cell table:style-name="ce8" table:formula="of:=SUMIF([$Wermundsen_Tunnit.$F$8:.$F$67];&quot;T&quot;;[$Wermundsen_Tunnit.$D$8:.$D$67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nu Kankkunen</text:p>
          </table:table-cell>
          <table:table-cell table:style-name="ce15" table:formula="of:=[$Kankkunen_Tunnit.$C$5]" office:value-type="time" office:time-value="PT00H00M00S" calcext:value-type="time">
            <text:p>0:00:00</text:p>
          </table:table-cell>
          <table:table-cell table:style-name="ce20" table:formula="of:=SUMIF([$Kankkunen_Tunnit.$F$8:.$F$67];&quot;M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S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R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T&quot;;[$Kankkunen_Tunnit.$D$8:.$D$67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Yht.</text:p>
          </table:table-cell>
          <table:table-cell table:style-name="ce10" table:formula="of:=COUNTA([.B7:.B9])" office:value-type="float" office:value="3" calcext:value-type="float">
            <text:p>3</text:p>
          </table:table-cell>
          <table:table-cell table:style-name="ce16" table:formula="of:=SUM([.C7:.C9])" office:value-type="time" office:time-value="PT00H00M00S" calcext:value-type="time">
            <text:p>0:00:00</text:p>
          </table:table-cell>
          <table:table-cell table:style-name="ce16" table:formula="of:=SUM([.D7:.D9])" office:value-type="time" office:time-value="PT00H00M00S" calcext:value-type="time">
            <text:p>0:00:00</text:p>
          </table:table-cell>
          <table:table-cell table:style-name="ce16" table:formula="of:=SUM([.E7:.E9])" office:value-type="time" office:time-value="PT00H00M00S" calcext:value-type="time">
            <text:p>0:00:00</text:p>
          </table:table-cell>
          <table:table-cell table:style-name="ce16" table:formula="of:=SUM([.F7:.F9])" office:value-type="time" office:time-value="PT00H00M00S" calcext:value-type="time">
            <text:p>0:00:00</text:p>
          </table:table-cell>
          <table:table-cell table:style-name="ce16" table:formula="of:=SUM([.G7:.G9])" office:value-type="time" office:time-value="PT00H00M00S" calcext:value-type="time">
            <text:p>0:00:00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itting_Tunnit" table:style-name="ta2">
        <office:forms form:automatic-focus="false" form:apply-design-mode="false"/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7]" office:value-type="string" office:string-value=" Miika Zitting" calcext:value-type="string">
            <text:p><text:s/>Miika Zitting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9])" office:value-type="time" office:time-value="PT00H00M00S" calcext:value-type="time">
            <text:p>0:00:00</text:p>
          </table:table-cell>
          <table:table-cell table:style-name="ce18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2">uun </text:span><text:span text:style-name="T3">R</text:span><text:span text:style-name="T2">aken </text:span><text:span text:style-name="T3">T</text:span><text:span text:style-name="T2">est</text:span>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]-[.B8]" office:value-type="time" office:time-value="PT00H00M00S" calcext:value-type="time">
            <text:p>0:00</text:p>
          </table:table-cell>
          <table:table-cell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]-[.B9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]-[.B10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]-[.B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]-[.B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]-[.B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]-[.B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8]-[.B3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9]-[.B3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ermundsen_Tunnit" table:style-name="ta3">
        <office:forms form:automatic-focus="false" form:apply-design-mode="false"/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8]" office:value-type="string" office:string-value=" Jarno Wermundsen" calcext:value-type="string">
            <text:p><text:s/>Jarno Wermundse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7])" office:value-type="time" office:time-value="PT00H00M00S" calcext:value-type="time">
            <text:p>0:00:00</text:p>
          </table:table-cell>
          <table:table-cell table:style-name="ce18"/>
          <table:table-cell table:number-columns-repeated="1018"/>
        </table:table-row>
        <table:table-row table:style-name="ro6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2">uun </text:span><text:span text:style-name="T3">R</text:span><text:span text:style-name="T2">aken </text:span><text:span text:style-name="T3">T</text:span><text:span text:style-name="T2">est</text:span>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]-[.B8]" office:value-type="time" office:time-value="PT00H00M00S" calcext:value-type="time">
            <text:p>0:00</text:p>
          </table:table-cell>
          <table:table-cell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]-[.B9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]-[.B10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]-[.B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]-[.B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]-[.B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]-[.B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Kankkunen_Tunnit" table:style-name="ta4">
        <office:forms form:automatic-focus="false" form:apply-design-mode="false"/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9]" office:value-type="string" office:string-value="Hannu Kankkunen" calcext:value-type="string">
            <text:p>Hannu Kankkune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7])" office:value-type="time" office:time-value="PT00H00M00S" calcext:value-type="time">
            <text:p>0:00:00</text:p>
          </table:table-cell>
          <table:table-cell table:style-name="ce18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2">uun </text:span><text:span text:style-name="T3">R</text:span><text:span text:style-name="T2">aken </text:span><text:span text:style-name="T3">T</text:span><text:span text:style-name="T2">est</text:span>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]-[.B8]" office:value-type="time" office:time-value="PT00H00M00S" calcext:value-type="time">
            <text:p>0:00</text:p>
          </table:table-cell>
          <table:table-cell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]-[.B9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]-[.B10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]-[.B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]-[.B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]-[.B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]-[.B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1P0" style:volatile="true">
      <number:hours/>
      <number:text>:</number:text>
      <number:minutes number:style="long"/>
    </number:tim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day/>
      <number:text>.</number:text>
      <number:month/>
      <number:text>.</number:text>
      <number:year number:style="long"/>
    </number:date-style>
    <number:text-style style:name="N132">
      <number:text-content/>
      <style:map style:condition="value()&lt;=1.79769313486232E+308" style:apply-style-name="N132P0"/>
    </number:text-style>
    <number:time-style style:name="N133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3">
      <number:text-content/>
      <style:map style:condition="value()&lt;=1.79769313486232E+308" style:apply-style-name="N133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2.71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59.56pt" fo:margin-left="0pt" fo:margin-right="0pt" fo:margin-bottom="15.56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22.71pt" fo:margin-bottom="39.71pt" fo:margin-left="51pt" fo:margin-right="36.85pt" style:print-page-order="ttb" style:first-page-number="continue" style:scale-to="100%" style:writing-mode="lr-tb" style:print="charts drawings objects zero-values"/>
      <style:header-style>
        <style:header-footer-properties fo:min-height="45.35pt" fo:margin-left="0pt" fo:margin-right="0pt" fo:margin-bottom="1.36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sivu" style:display-name="PageStyle_Summasivu" style:page-layout-name="Mpm3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Vanonen_5f_Tunnit" style:display-name="PageStyle_Vanon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Zitting_5f_Tunnit" style:display-name="PageStyle_Zitting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Wermundsen_5f_Tunnit" style:display-name="PageStyle_Wermunds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ampio_5f_Tunnit" style:display-name="PageStyle_Tampio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ierala_5f_Tunnit" style:display-name="PageStyle_Tierala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uominen_5f_Tunnit" style:display-name="PageStyle_Tuomin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5">00/00/0000</text:date>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Team</meta:initial-creator>
    <meta:creation-date>2012-02-15T06:42:19</meta:creation-date>
    <dc:date>2019-02-25T11:25:37.913000000</dc:date>
    <meta:generator>LibreOffice/6.1.4.2$Windows_X86_64 LibreOffice_project/9d0f32d1f0b509096fd65e0d4bec26ddd1938fd3</meta:generator>
    <meta:editing-duration>PT7M43S</meta:editing-duration>
    <meta:editing-cycles>8</meta:editing-cycles>
    <meta:document-statistic meta:table-count="4" meta:cell-count="1141" meta:object-count="0"/>
    <meta:user-defined meta:name="AppVersion">16.0300</meta:user-defined>
    <meta:user-defined meta:name="Company">HAAGAHELIA</meta:user-defined>
    <meta:user-defined meta:name="ContentTypeId">0x0101004512A38F99934743A961FC3B195B9488</meta:user-defined>
  </office:meta>
</office:document-meta>
</file>